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0.901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1.099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4.02cm"/>
    </style:style>
    <style:style style:name="co12" style:family="table-column">
      <style:table-column-properties fo:break-before="auto" style:column-width="0.467cm"/>
    </style:style>
    <style:style style:name="co13" style:family="table-column">
      <style:table-column-properties fo:break-before="auto" style:column-width="0.36cm"/>
    </style:style>
    <style:style style:name="co14" style:family="table-column">
      <style:table-column-properties fo:break-before="auto" style:column-width="0.415cm"/>
    </style:style>
    <style:style style:name="co15" style:family="table-column">
      <style:table-column-properties fo:break-before="auto" style:column-width="0.487cm"/>
    </style:style>
    <style:style style:name="co16" style:family="table-column">
      <style:table-column-properties fo:break-before="auto" style:column-width="3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545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e994" fo:border="0.74pt solid #000000"/>
    </style:style>
    <style:style style:name="ce8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" table:default-cell-style-name="Default"/>
        <table:table-column table:style-name="co16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Conf</text:p>
          </table:table-cell>
          <table:table-cell table:style-name="ce1" office:value-type="string" calcext:value-type="string">
            <text:p>Op</text:p>
          </table:table-cell>
          <table:table-cell table:style-name="ce4" office:value-type="string" calcext:value-type="string">
            <text:p>Mid</text:p>
          </table:table-cell>
          <table:table-cell table:style-name="ce1" office:value-type="string" calcext:value-type="string">
            <text:p>Clos</text:p>
          </table:table-cell>
          <table:table-cell table:style-name="ce4"/>
          <table:table-cell table:style-name="ce1"/>
          <table:table-cell table:style-name="ce4"/>
          <table:table-cell table:style-name="ce1" office:value-type="string" calcext:value-type="string">
            <text:p>Discr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7]);&quot;0&quot;;&quot;1&quot;);  IF(ISBLANK([.D7]);&quot;0&quot;;&quot;1&quot;);  IF(ISBLANK([.E7]);&quot;0&quot;;&quot;1&quot;);  IF(ISBLANK([.F7]);&quot;0&quot;;&quot;1&quot;);  IF(ISBLANK([.G7]);&quot;0&quot;;&quot;1&quot;);  IF(ISBLANK([.H7]);&quot;0&quot;;&quot;1&quot;);  IF(ISBLANK([.I7]);&quot;0&quot;;&quot;1&quot;);  IF(ISBLANK([.J7]);&quot;0&quot;;&quot;1&quot;))" office:value-type="string" office:string-value="11000001" calcext:value-type="string">
            <text:p>11000001</text:p>
          </table:table-cell>
          <table:table-cell/>
          <table:table-cell office:value-type="string" calcext:value-type="string">
            <text:p>0b</text:p>
          </table:table-cell>
          <table:table-cell table:formula="of:=[.K7]" office:value-type="string" office:string-value="11000001" calcext:value-type="string">
            <text:p>110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M7:.Q7])" office:value-type="string" office:string-value="0b11000001,//a" calcext:value-type="string">
            <text:p>0b11000001,//a</text:p>
          </table:table-cell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14" table:formula="of:=COM.MICROSOFT.CONCAT( IF(ISBLANK([.C8]);&quot;0&quot;;&quot;1&quot;);  IF(ISBLANK([.D8]);&quot;0&quot;;&quot;1&quot;);  IF(ISBLANK([.E8]);&quot;0&quot;;&quot;1&quot;);  IF(ISBLANK([.F8]);&quot;0&quot;;&quot;1&quot;);  IF(ISBLANK([.G8]);&quot;0&quot;;&quot;1&quot;);  IF(ISBLANK([.H8]);&quot;0&quot;;&quot;1&quot;);  IF(ISBLANK([.I8]);&quot;0&quot;;&quot;1&quot;);  IF(ISBLANK([.J8]);&quot;0&quot;;&quot;1&quot;))" office:value-type="string" office:string-value="10100001" calcext:value-type="string">
            <text:p>10100001</text:p>
          </table:table-cell>
          <table:table-cell/>
          <table:table-cell office:value-type="string" calcext:value-type="string">
            <text:p>0b</text:p>
          </table:table-cell>
          <table:table-cell table:formula="of:=[.K31]" office:value-type="string" office:string-value="01001000" calcext:value-type="string">
            <text:p>01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M8:.Q8])" office:value-type="string" office:string-value="0b01001000,//b" calcext:value-type="string">
            <text:p>0b01001000,//b</text:p>
          </table:table-cell>
        </table:table-row>
        <table:table-row table:style-name="ro1">
          <table:table-cell/>
          <table:table-cell table:style-name="ce6" office:value-type="string" calcext:value-type="string">
            <text:p>i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9]);&quot;0&quot;;&quot;1&quot;);  IF(ISBLANK([.D9]);&quot;0&quot;;&quot;1&quot;);  IF(ISBLANK([.E9]);&quot;0&quot;;&quot;1&quot;);  IF(ISBLANK([.F9]);&quot;0&quot;;&quot;1&quot;);  IF(ISBLANK([.G9]);&quot;0&quot;;&quot;1&quot;);  IF(ISBLANK([.H9]);&quot;0&quot;;&quot;1&quot;);  IF(ISBLANK([.I9]);&quot;0&quot;;&quot;1&quot;);  IF(ISBLANK([.J9]);&quot;0&quot;;&quot;1&quot;))" office:value-type="string" office:string-value="10100001" calcext:value-type="string">
            <text:p>1010000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M9:.Q9])" office:value-type="string" office:string-value="99,//c" calcext:value-type="string">
            <text:p>99,//c</text:p>
          </table:table-cell>
        </table:table-row>
        <table:table-row table:style-name="ro1">
          <table:table-cell/>
          <table:table-cell table:style-name="ce2" office:value-type="string" calcext:value-type="string">
            <text:p>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14" table:formula="of:=COM.MICROSOFT.CONCAT( IF(ISBLANK([.C10]);&quot;0&quot;;&quot;1&quot;);  IF(ISBLANK([.D10]);&quot;0&quot;;&quot;1&quot;);  IF(ISBLANK([.E10]);&quot;0&quot;;&quot;1&quot;);  IF(ISBLANK([.F10]);&quot;0&quot;;&quot;1&quot;);  IF(ISBLANK([.G10]);&quot;0&quot;;&quot;1&quot;);  IF(ISBLANK([.H10]);&quot;0&quot;;&quot;1&quot;);  IF(ISBLANK([.I10]);&quot;0&quot;;&quot;1&quot;);  IF(ISBLANK([.J10]);&quot;0&quot;;&quot;1&quot;))" office:value-type="string" office:string-value="10010001" calcext:value-type="string">
            <text:p>10010001</text:p>
          </table:table-cell>
          <table:table-cell/>
          <table:table-cell office:value-type="string" calcext:value-type="string">
            <text:p>0b</text:p>
          </table:table-cell>
          <table:table-cell table:formula="of:=[.K19]" office:value-type="string" office:string-value="00001000" calcext:value-type="string">
            <text:p>0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M10:.Q10])" office:value-type="string" office:string-value="0b00001000,//d" calcext:value-type="string">
            <text:p>0b00001000,//d</text:p>
          </table:table-cell>
        </table:table-row>
        <table:table-row table:style-name="ro1">
          <table:table-cell/>
          <table:table-cell table:style-name="ce6" office:value-type="string" calcext:value-type="string">
            <text:p>u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11]);&quot;0&quot;;&quot;1&quot;);  IF(ISBLANK([.D11]);&quot;0&quot;;&quot;1&quot;);  IF(ISBLANK([.E11]);&quot;0&quot;;&quot;1&quot;);  IF(ISBLANK([.F11]);&quot;0&quot;;&quot;1&quot;);  IF(ISBLANK([.G11]);&quot;0&quot;;&quot;1&quot;);  IF(ISBLANK([.H11]);&quot;0&quot;;&quot;1&quot;);  IF(ISBLANK([.I11]);&quot;0&quot;;&quot;1&quot;);  IF(ISBLANK([.J11]);&quot;0&quot;;&quot;1&quot;))" office:value-type="string" office:string-value="00010001" calcext:value-type="string">
            <text:p>00010001</text:p>
          </table:table-cell>
          <table:table-cell/>
          <table:table-cell office:value-type="string" calcext:value-type="string">
            <text:p>0b</text:p>
          </table:table-cell>
          <table:table-cell table:formula="of:=[.K8]" office:value-type="string" office:string-value="10100001" calcext:value-type="string">
            <text:p>101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[.M11:.Q11])" office:value-type="string" office:string-value="0b10100001,//e" calcext:value-type="string">
            <text:p>0b10100001,//e</text:p>
          </table:table-cell>
        </table:table-row>
        <table:table-row table:style-name="ro1">
          <table:table-cell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number-columns-repeated="9"/>
        </table:table-row>
        <table:table-row table:style-name="ro1">
          <table:table-cell/>
          <table:table-cell table:style-name="ce8"/>
          <table:table-cell table:style-name="ce12" office:value-type="string" calcext:value-type="string">
            <text:p>Conf</text:p>
          </table:table-cell>
          <table:table-cell table:style-name="ce13" office:value-type="string" calcext:value-type="string">
            <text:p>Lab</text:p>
          </table:table-cell>
          <table:table-cell table:style-name="ce12" office:value-type="string" calcext:value-type="string">
            <text:p>+y</text:p>
          </table:table-cell>
          <table:table-cell table:style-name="ce13" office:value-type="string" calcext:value-type="string">
            <text:p>Dental</text:p>
          </table:table-cell>
          <table:table-cell table:style-name="ce12" office:value-type="string" calcext:value-type="string">
            <text:p>Plosive</text:p>
          </table:table-cell>
          <table:table-cell table:style-name="ce13" office:value-type="string" calcext:value-type="string">
            <text:p>Fricat</text:p>
          </table:table-cell>
          <table:table-cell table:style-name="ce12" office:value-type="string" calcext:value-type="string">
            <text:p>Nasal</text:p>
          </table:table-cell>
          <table:table-cell table:style-name="ce13" office:value-type="string" calcext:value-type="string">
            <text:p>Discr</text:p>
          </table:table-cell>
          <table:table-cell table:number-columns-repeated="2"/>
          <table:table-cell office:value-type="string" calcext:value-type="string">
            <text:p>0b</text:p>
          </table:table-cell>
          <table:table-cell table:formula="of:=[.K22]" office:value-type="string" office:string-value="00000100" calcext:value-type="string">
            <text:p>00000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M13:.Q13])" office:value-type="string" office:string-value="0b00000100,//f" calcext:value-type="string">
            <text:p>0b00000100,//f</text:p>
          </table:table-cell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4]);&quot;0&quot;;&quot;1&quot;);  IF(ISBLANK([.D14]);&quot;0&quot;;&quot;1&quot;);  IF(ISBLANK([.E14]);&quot;0&quot;;&quot;1&quot;);  IF(ISBLANK([.F14]);&quot;0&quot;;&quot;1&quot;);  IF(ISBLANK([.G14]);&quot;0&quot;;&quot;1&quot;);  IF(ISBLANK([.H14]);&quot;0&quot;;&quot;1&quot;);  IF(ISBLANK([.I14]);&quot;0&quot;;&quot;1&quot;);  IF(ISBLANK([.J14]);&quot;0&quot;;&quot;1&quot;))" office:value-type="string" office:string-value="00001000" calcext:value-type="string">
            <text:p>00001000</text:p>
          </table:table-cell>
          <table:table-cell/>
          <table:table-cell office:value-type="string" calcext:value-type="string">
            <text:p>0b</text:p>
          </table:table-cell>
          <table:table-cell table:formula="of:=[.K30]" office:value-type="string" office:string-value="00001000" calcext:value-type="string">
            <text:p>0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M14:.Q14])" office:value-type="string" office:string-value="0b00001000,//g" calcext:value-type="string">
            <text:p>0b00001000,//g</text:p>
          </table:table-cell>
        </table:table-row>
        <table:table-row table:style-name="ro1">
          <table:table-cell/>
          <table:table-cell table:style-name="ce6" office:value-type="string" calcext:value-type="string">
            <text:p>s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formula="of:=COM.MICROSOFT.CONCAT( IF(ISBLANK([.C15]);&quot;0&quot;;&quot;1&quot;);  IF(ISBLANK([.D15]);&quot;0&quot;;&quot;1&quot;);  IF(ISBLANK([.E15]);&quot;0&quot;;&quot;1&quot;);  IF(ISBLANK([.F15]);&quot;0&quot;;&quot;1&quot;);  IF(ISBLANK([.G15]);&quot;0&quot;;&quot;1&quot;);  IF(ISBLANK([.H15]);&quot;0&quot;;&quot;1&quot;);  IF(ISBLANK([.I15]);&quot;0&quot;;&quot;1&quot;);  IF(ISBLANK([.J15]);&quot;0&quot;;&quot;1&quot;))" office:value-type="string" office:string-value="00010000" calcext:value-type="string">
            <text:p>00010000</text:p>
          </table:table-cell>
          <table:table-cell/>
          <table:table-cell office:value-type="string" calcext:value-type="string">
            <text:p>0b</text:p>
          </table:table-cell>
          <table:table-cell table:formula="of:=[.K21]" office:value-type="string" office:string-value="00000000" calcext:value-type="string">
            <text:p>000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h</text:p>
          </table:table-cell>
          <table:table-cell/>
          <table:table-cell table:formula="of:=COM.MICROSOFT.CONCAT([.M15:.Q15])" office:value-type="string" office:string-value="0b00000000,//h" calcext:value-type="string">
            <text:p>0b00000000,//h</text:p>
          </table:table-cell>
        </table:table-row>
        <table:table-row table:style-name="ro1">
          <table:table-cell/>
          <table:table-cell table:style-name="ce2" office:value-type="string" calcext:value-type="string">
            <text:p>t{a,e,o}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6]);&quot;0&quot;;&quot;1&quot;);  IF(ISBLANK([.D16]);&quot;0&quot;;&quot;1&quot;);  IF(ISBLANK([.E16]);&quot;0&quot;;&quot;1&quot;);  IF(ISBLANK([.F16]);&quot;0&quot;;&quot;1&quot;);  IF(ISBLANK([.G16]);&quot;0&quot;;&quot;1&quot;);  IF(ISBLANK([.H16]);&quot;0&quot;;&quot;1&quot;);  IF(ISBLANK([.I16]);&quot;0&quot;;&quot;1&quot;);  IF(ISBLANK([.J16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9]" office:value-type="string" office:string-value="10100001" calcext:value-type="string">
            <text:p>1010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i</text:p>
          </table:table-cell>
          <table:table-cell/>
          <table:table-cell table:formula="of:=COM.MICROSOFT.CONCAT([.M16:.Q16])" office:value-type="string" office:string-value="0b10100001,//i" calcext:value-type="string">
            <text:p>0b10100001,//i</text:p>
          </table:table-cell>
        </table:table-row>
        <table:table-row table:style-name="ro2">
          <table:table-cell/>
          <table:table-cell table:style-name="ce9" office:value-type="string" calcext:value-type="string">
            <text:p>ti / di （ち/ぢ)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7]);&quot;0&quot;;&quot;1&quot;);  IF(ISBLANK([.D17]);&quot;0&quot;;&quot;1&quot;);  IF(ISBLANK([.E17]);&quot;0&quot;;&quot;1&quot;);  IF(ISBLANK([.F17]);&quot;0&quot;;&quot;1&quot;);  IF(ISBLANK([.G17]);&quot;0&quot;;&quot;1&quot;);  IF(ISBLANK([.H17]);&quot;0&quot;;&quot;1&quot;);  IF(ISBLANK([.I17]);&quot;0&quot;;&quot;1&quot;);  IF(ISBLANK([.J17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28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j</text:p>
          </table:table-cell>
          <table:table-cell/>
          <table:table-cell table:formula="of:=COM.MICROSOFT.CONCAT([.M17:.Q17])" office:value-type="string" office:string-value="0b00011000,//j" calcext:value-type="string">
            <text:p>0b00011000,//j</text:p>
          </table:table-cell>
        </table:table-row>
        <table:table-row table:style-name="ro2">
          <table:table-cell/>
          <table:table-cell table:style-name="ce2" office:value-type="string" calcext:value-type="string">
            <text:p>du / tu (づ/つ）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18]);&quot;0&quot;;&quot;1&quot;);  IF(ISBLANK([.D18]);&quot;0&quot;;&quot;1&quot;);  IF(ISBLANK([.E18]);&quot;0&quot;;&quot;1&quot;);  IF(ISBLANK([.F18]);&quot;0&quot;;&quot;1&quot;);  IF(ISBLANK([.G18]);&quot;0&quot;;&quot;1&quot;);  IF(ISBLANK([.H18]);&quot;0&quot;;&quot;1&quot;);  IF(ISBLANK([.I18]);&quot;0&quot;;&quot;1&quot;);  IF(ISBLANK([.J18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14]" office:value-type="string" office:string-value="00001000" calcext:value-type="string">
            <text:p>00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k</text:p>
          </table:table-cell>
          <table:table-cell/>
          <table:table-cell table:formula="of:=COM.MICROSOFT.CONCAT([.M18:.Q18])" office:value-type="string" office:string-value="0b00001000,//k" calcext:value-type="string">
            <text:p>0b00001000,//k</text:p>
          </table:table-cell>
        </table:table-row>
        <table:table-row table:style-name="ro1">
          <table:table-cell/>
          <table:table-cell table:style-name="ce6" office:value-type="string" calcext:value-type="string">
            <text:p>d{a,e,o}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19]);&quot;0&quot;;&quot;1&quot;);  IF(ISBLANK([.D19]);&quot;0&quot;;&quot;1&quot;);  IF(ISBLANK([.E19]);&quot;0&quot;;&quot;1&quot;);  IF(ISBLANK([.F19]);&quot;0&quot;;&quot;1&quot;);  IF(ISBLANK([.G19]);&quot;0&quot;;&quot;1&quot;);  IF(ISBLANK([.H19]);&quot;0&quot;;&quot;1&quot;);  IF(ISBLANK([.I19]);&quot;0&quot;;&quot;1&quot;);  IF(ISBLANK([.J19]);&quot;0&quot;;&quot;1&quot;))" office:value-type="string" office:string-value="00001000" calcext:value-type="string">
            <text:p>0000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[.M19:.Q19])" office:value-type="string" office:string-value="99,//l" calcext:value-type="string">
            <text:p>99,//l</text:p>
          </table:table-cell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4" table:formula="of:=COM.MICROSOFT.CONCAT( IF(ISBLANK([.C20]);&quot;0&quot;;&quot;1&quot;);  IF(ISBLANK([.D20]);&quot;0&quot;;&quot;1&quot;);  IF(ISBLANK([.E20]);&quot;0&quot;;&quot;1&quot;);  IF(ISBLANK([.F20]);&quot;0&quot;;&quot;1&quot;);  IF(ISBLANK([.G20]);&quot;0&quot;;&quot;1&quot;);  IF(ISBLANK([.H20]);&quot;0&quot;;&quot;1&quot;);  IF(ISBLANK([.I20]);&quot;0&quot;;&quot;1&quot;);  IF(ISBLANK([.J20]);&quot;0&quot;;&quot;1&quot;))" office:value-type="string" office:string-value="00010010" calcext:value-type="string">
            <text:p>00010010</text:p>
          </table:table-cell>
          <table:table-cell/>
          <table:table-cell office:value-type="string" calcext:value-type="string">
            <text:p>0b</text:p>
          </table:table-cell>
          <table:table-cell table:formula="of:=[.K23]" office:value-type="string" office:string-value="00000010" calcext:value-type="string">
            <text:p>000000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m</text:p>
          </table:table-cell>
          <table:table-cell/>
          <table:table-cell table:formula="of:=COM.MICROSOFT.CONCAT([.M20:.Q20])" office:value-type="string" office:string-value="0b00000010,//m" calcext:value-type="string">
            <text:p>0b00000010,//m</text:p>
          </table:table-cell>
        </table:table-row>
        <table:table-row table:style-name="ro1">
          <table:table-cell/>
          <table:table-cell table:style-name="ce6" office:value-type="string" calcext:value-type="string">
            <text:p>h{a,e,i,o}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formula="of:=COM.MICROSOFT.CONCAT( IF(ISBLANK([.C21]);&quot;0&quot;;&quot;1&quot;);  IF(ISBLANK([.D21]);&quot;0&quot;;&quot;1&quot;);  IF(ISBLANK([.E21]);&quot;0&quot;;&quot;1&quot;);  IF(ISBLANK([.F21]);&quot;0&quot;;&quot;1&quot;);  IF(ISBLANK([.G21]);&quot;0&quot;;&quot;1&quot;);  IF(ISBLANK([.H21]);&quot;0&quot;;&quot;1&quot;);  IF(ISBLANK([.I21]);&quot;0&quot;;&quot;1&quot;);  IF(ISBLANK([.J21]);&quot;0&quot;;&quot;1&quot;))" office:value-type="string" office:string-value="00000000" calcext:value-type="string">
            <text:p>00000000</text:p>
          </table:table-cell>
          <table:table-cell/>
          <table:table-cell office:value-type="string" calcext:value-type="string">
            <text:p>0b</text:p>
          </table:table-cell>
          <table:table-cell table:formula="of:=[.K20]" office:value-type="string" office:string-value="00010010" calcext:value-type="string">
            <text:p>000100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[.M21:.Q21])" office:value-type="string" office:string-value="0b00010010,//n" calcext:value-type="string">
            <text:p>0b00010010,//n</text:p>
          </table:table-cell>
        </table:table-row>
        <table:table-row table:style-name="ro2">
          <table:table-cell/>
          <table:table-cell table:style-name="ce2" office:value-type="string" calcext:value-type="string">
            <text:p>hu (fu = ふ)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 table:formula="of:=COM.MICROSOFT.CONCAT( IF(ISBLANK([.C22]);&quot;0&quot;;&quot;1&quot;);  IF(ISBLANK([.D22]);&quot;0&quot;;&quot;1&quot;);  IF(ISBLANK([.E22]);&quot;0&quot;;&quot;1&quot;);  IF(ISBLANK([.F22]);&quot;0&quot;;&quot;1&quot;);  IF(ISBLANK([.G22]);&quot;0&quot;;&quot;1&quot;);  IF(ISBLANK([.H22]);&quot;0&quot;;&quot;1&quot;);  IF(ISBLANK([.I22]);&quot;0&quot;;&quot;1&quot;);  IF(ISBLANK([.J22]);&quot;0&quot;;&quot;1&quot;))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0b</text:p>
          </table:table-cell>
          <table:table-cell table:formula="of:=[.K10]" office:value-type="string" office:string-value="10010001" calcext:value-type="string">
            <text:p>1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[.M22:.Q22])" office:value-type="string" office:string-value="0b10010001,//o" calcext:value-type="string">
            <text:p>0b10010001,//o</text:p>
          </table:table-cell>
        </table:table-row>
        <table:table-row table:style-name="ro1">
          <table:table-cell/>
          <table:table-cell table:style-name="ce6" office:value-type="string" calcext:value-type="string">
            <text:p>m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formula="of:=COM.MICROSOFT.CONCAT( IF(ISBLANK([.C23]);&quot;0&quot;;&quot;1&quot;);  IF(ISBLANK([.D23]);&quot;0&quot;;&quot;1&quot;);  IF(ISBLANK([.E23]);&quot;0&quot;;&quot;1&quot;);  IF(ISBLANK([.F23]);&quot;0&quot;;&quot;1&quot;);  IF(ISBLANK([.G23]);&quot;0&quot;;&quot;1&quot;);  IF(ISBLANK([.H23]);&quot;0&quot;;&quot;1&quot;);  IF(ISBLANK([.I23]);&quot;0&quot;;&quot;1&quot;);  IF(ISBLANK([.J23]);&quot;0&quot;;&quot;1&quot;))" office:value-type="string" office:string-value="00000010" calcext:value-type="string">
            <text:p>00000010</text:p>
          </table:table-cell>
          <table:table-cell/>
          <table:table-cell office:value-type="string" calcext:value-type="string">
            <text:p>0b</text:p>
          </table:table-cell>
          <table:table-cell table:formula="of:=[.K32]" office:value-type="string" office:string-value="01001000" calcext:value-type="string">
            <text:p>0100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p</text:p>
          </table:table-cell>
          <table:table-cell/>
          <table:table-cell table:formula="of:=COM.MICROSOFT.CONCAT([.M23:.Q23])" office:value-type="string" office:string-value="0b01001000,//p" calcext:value-type="string">
            <text:p>0b01001000,//p</text:p>
          </table:table-cell>
        </table:table-row>
        <table:table-row table:style-name="ro1">
          <table:table-cell/>
          <table:table-cell table:style-name="ce2" office:value-type="string" calcext:value-type="string">
            <text:p>y</text:p>
          </table:table-cell>
          <table:table-cell table:style-name="ce2" table:number-columns-repeated="8"/>
          <table:table-cell table:style-name="ce14" table:formula="of:=COM.MICROSOFT.CONCAT( IF(ISBLANK([.C24]);&quot;0&quot;;&quot;1&quot;);  IF(ISBLANK([.D24]);&quot;0&quot;;&quot;1&quot;);  IF(ISBLANK([.E24]);&quot;0&quot;;&quot;1&quot;);  IF(ISBLANK([.F24]);&quot;0&quot;;&quot;1&quot;);  IF(ISBLANK([.G24]);&quot;0&quot;;&quot;1&quot;);  IF(ISBLANK([.H24]);&quot;0&quot;;&quot;1&quot;);  IF(ISBLANK([.I24]);&quot;0&quot;;&quot;1&quot;);  IF(ISBLANK([.J24]);&quot;0&quot;;&quot;1&quot;))" office:value-type="string" office:string-value="00000000" calcext:value-type="string">
            <text:p>00000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q</text:p>
          </table:table-cell>
          <table:table-cell/>
          <table:table-cell table:formula="of:=COM.MICROSOFT.CONCAT([.M24:.Q24])" office:value-type="string" office:string-value="99,//q" calcext:value-type="string">
            <text:p>99,//q</text:p>
          </table:table-cell>
        </table:table-row>
        <table:table-row table:style-name="ro1">
          <table:table-cell/>
          <table:table-cell table:style-name="ce6" office:value-type="string" calcext:value-type="string">
            <text:p>r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formula="of:=COM.MICROSOFT.CONCAT( IF(ISBLANK([.C25]);&quot;0&quot;;&quot;1&quot;);  IF(ISBLANK([.D25]);&quot;0&quot;;&quot;1&quot;);  IF(ISBLANK([.E25]);&quot;0&quot;;&quot;1&quot;);  IF(ISBLANK([.F25]);&quot;0&quot;;&quot;1&quot;);  IF(ISBLANK([.G25]);&quot;0&quot;;&quot;1&quot;);  IF(ISBLANK([.H25]);&quot;0&quot;;&quot;1&quot;);  IF(ISBLANK([.I25]);&quot;0&quot;;&quot;1&quot;);  IF(ISBLANK([.J25]);&quot;0&quot;;&quot;1&quot;))" office:value-type="string" office:string-value="00010001" calcext:value-type="string">
            <text:p>00010001</text:p>
          </table:table-cell>
          <table:table-cell/>
          <table:table-cell office:value-type="string" calcext:value-type="string">
            <text:p>0b</text:p>
          </table:table-cell>
          <table:table-cell table:formula="of:=[.K25]" office:value-type="string" office:string-value="00010001" calcext:value-type="string">
            <text:p>0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r</text:p>
          </table:table-cell>
          <table:table-cell/>
          <table:table-cell table:formula="of:=COM.MICROSOFT.CONCAT([.M25:.Q25])" office:value-type="string" office:string-value="0b00010001,//r" calcext:value-type="string">
            <text:p>0b00010001,//r</text:p>
          </table:table-cell>
        </table:table-row>
        <table:table-row table:style-name="ro3">
          <table:table-cell/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4" table:formula="of:=COM.MICROSOFT.CONCAT( IF(ISBLANK([.C26]);&quot;0&quot;;&quot;1&quot;);  IF(ISBLANK([.D26]);&quot;0&quot;;&quot;1&quot;);  IF(ISBLANK([.E26]);&quot;0&quot;;&quot;1&quot;);  IF(ISBLANK([.F26]);&quot;0&quot;;&quot;1&quot;);  IF(ISBLANK([.G26]);&quot;0&quot;;&quot;1&quot;);  IF(ISBLANK([.H26]);&quot;0&quot;;&quot;1&quot;);  IF(ISBLANK([.I26]);&quot;0&quot;;&quot;1&quot;);  IF(ISBLANK([.J26]);&quot;0&quot;;&quot;1&quot;))" office:value-type="string" office:string-value="01000100" calcext:value-type="string">
            <text:p>01000100</text:p>
          </table:table-cell>
          <table:table-cell/>
          <table:table-cell office:value-type="string" calcext:value-type="string">
            <text:p>0b</text:p>
          </table:table-cell>
          <table:table-cell table:formula="of:=[.K15]" office:value-type="string" office:string-value="00010000" calcext:value-type="string">
            <text:p>0001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</text:p>
          </table:table-cell>
          <table:table-cell/>
          <table:table-cell table:formula="of:=COM.MICROSOFT.CONCAT([.M26:.Q26])" office:value-type="string" office:string-value="0b00010000,//s" calcext:value-type="string">
            <text:p>0b00010000,//s</text:p>
          </table:table-cell>
        </table:table-row>
        <table:table-row table:style-name="ro4">
          <table:table-cell/>
          <table:table-cell table:style-name="ce6" office:value-type="string" calcext:value-type="string">
            <text:p>z{a,e,o}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27]);&quot;0&quot;;&quot;1&quot;);  IF(ISBLANK([.D27]);&quot;0&quot;;&quot;1&quot;);  IF(ISBLANK([.E27]);&quot;0&quot;;&quot;1&quot;);  IF(ISBLANK([.F27]);&quot;0&quot;;&quot;1&quot;);  IF(ISBLANK([.G27]);&quot;0&quot;;&quot;1&quot;);  IF(ISBLANK([.H27]);&quot;0&quot;;&quot;1&quot;);  IF(ISBLANK([.I27]);&quot;0&quot;;&quot;1&quot;);  IF(ISBLANK([.J27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16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t</text:p>
          </table:table-cell>
          <table:table-cell/>
          <table:table-cell table:formula="of:=COM.MICROSOFT.CONCAT([.M27:.Q27])" office:value-type="string" office:string-value="0b00011000,//t" calcext:value-type="string">
            <text:p>0b00011000,//t</text:p>
          </table:table-cell>
        </table:table-row>
        <table:table-row table:style-name="ro5">
          <table:table-cell/>
          <table:table-cell table:style-name="ce2" office:value-type="string" calcext:value-type="string">
            <text:p>zi (じ)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28]);&quot;0&quot;;&quot;1&quot;);  IF(ISBLANK([.D28]);&quot;0&quot;;&quot;1&quot;);  IF(ISBLANK([.E28]);&quot;0&quot;;&quot;1&quot;);  IF(ISBLANK([.F28]);&quot;0&quot;;&quot;1&quot;);  IF(ISBLANK([.G28]);&quot;0&quot;;&quot;1&quot;);  IF(ISBLANK([.H28]);&quot;0&quot;;&quot;1&quot;);  IF(ISBLANK([.I28]);&quot;0&quot;;&quot;1&quot;);  IF(ISBLANK([.J28]);&quot;0&quot;;&quot;1&quot;))" office:value-type="string" office:string-value="00011000" calcext:value-type="string">
            <text:p>00011000</text:p>
          </table:table-cell>
          <table:table-cell/>
          <table:table-cell office:value-type="string" calcext:value-type="string">
            <text:p>0b</text:p>
          </table:table-cell>
          <table:table-cell table:formula="of:=[.K11]" office:value-type="string" office:string-value="00010001" calcext:value-type="string">
            <text:p>000100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u</text:p>
          </table:table-cell>
          <table:table-cell/>
          <table:table-cell table:formula="of:=COM.MICROSOFT.CONCAT([.M28:.Q28])" office:value-type="string" office:string-value="0b00010001,//u" calcext:value-type="string">
            <text:p>0b00010001,//u</text:p>
          </table:table-cell>
        </table:table-row>
        <table:table-row table:style-name="ro5">
          <table:table-cell/>
          <table:table-cell table:style-name="ce6" office:value-type="string" calcext:value-type="string">
            <text:p>zu (ず)</text:p>
          </table:table-cell>
          <table:table-cell table:style-name="ce4"/>
          <table:table-cell table:style-name="ce6"/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29]);&quot;0&quot;;&quot;1&quot;);  IF(ISBLANK([.D29]);&quot;0&quot;;&quot;1&quot;);  IF(ISBLANK([.E29]);&quot;0&quot;;&quot;1&quot;);  IF(ISBLANK([.F29]);&quot;0&quot;;&quot;1&quot;);  IF(ISBLANK([.G29]);&quot;0&quot;;&quot;1&quot;);  IF(ISBLANK([.H29]);&quot;0&quot;;&quot;1&quot;);  IF(ISBLANK([.I29]);&quot;0&quot;;&quot;1&quot;);  IF(ISBLANK([.J29]);&quot;0&quot;;&quot;1&quot;))" office:value-type="string" office:string-value="00011000" calcext:value-type="string">
            <text:p>0001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v</text:p>
          </table:table-cell>
          <table:table-cell/>
          <table:table-cell table:formula="of:=COM.MICROSOFT.CONCAT([.M29:.Q29])" office:value-type="string" office:string-value="99,//v" calcext:value-type="string">
            <text:p>99,//v</text:p>
          </table:table-cell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30]);&quot;0&quot;;&quot;1&quot;);  IF(ISBLANK([.D30]);&quot;0&quot;;&quot;1&quot;);  IF(ISBLANK([.E30]);&quot;0&quot;;&quot;1&quot;);  IF(ISBLANK([.F30]);&quot;0&quot;;&quot;1&quot;);  IF(ISBLANK([.G30]);&quot;0&quot;;&quot;1&quot;);  IF(ISBLANK([.H30]);&quot;0&quot;;&quot;1&quot;);  IF(ISBLANK([.I30]);&quot;0&quot;;&quot;1&quot;);  IF(ISBLANK([.J30]);&quot;0&quot;;&quot;1&quot;))" office:value-type="string" office:string-value="00001000" calcext:value-type="string">
            <text:p>00001000</text:p>
          </table:table-cell>
          <table:table-cell/>
          <table:table-cell office:value-type="string" calcext:value-type="string">
            <text:p>0b</text:p>
          </table:table-cell>
          <table:table-cell table:formula="of:=[.K26]" office:value-type="string" office:string-value="01000100" calcext:value-type="string">
            <text:p>01000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w</text:p>
          </table:table-cell>
          <table:table-cell/>
          <table:table-cell table:formula="of:=COM.MICROSOFT.CONCAT([.M30:.Q30])" office:value-type="string" office:string-value="0b01000100,//w" calcext:value-type="string">
            <text:p>0b01000100,//w</text:p>
          </table:table-cell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table:style-name="ce4"/>
          <table:table-cell table:style-name="ce6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4"/>
          <table:table-cell table:style-name="ce6"/>
          <table:table-cell table:formula="of:=COM.MICROSOFT.CONCAT( IF(ISBLANK([.C31]);&quot;0&quot;;&quot;1&quot;);  IF(ISBLANK([.D31]);&quot;0&quot;;&quot;1&quot;);  IF(ISBLANK([.E31]);&quot;0&quot;;&quot;1&quot;);  IF(ISBLANK([.F31]);&quot;0&quot;;&quot;1&quot;);  IF(ISBLANK([.G31]);&quot;0&quot;;&quot;1&quot;);  IF(ISBLANK([.H31]);&quot;0&quot;;&quot;1&quot;);  IF(ISBLANK([.I31]);&quot;0&quot;;&quot;1&quot;);  IF(ISBLANK([.J31]);&quot;0&quot;;&quot;1&quot;))" office:value-type="string" office:string-value="01001000" calcext:value-type="string">
            <text:p>0100100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x</text:p>
          </table:table-cell>
          <table:table-cell/>
          <table:table-cell table:formula="of:=COM.MICROSOFT.CONCAT([.M31:.Q31])" office:value-type="string" office:string-value="99,//x" calcext:value-type="string">
            <text:p>99,//x</text:p>
          </table:table-cell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4" table:formula="of:=COM.MICROSOFT.CONCAT( IF(ISBLANK([.C32]);&quot;0&quot;;&quot;1&quot;);  IF(ISBLANK([.D32]);&quot;0&quot;;&quot;1&quot;);  IF(ISBLANK([.E32]);&quot;0&quot;;&quot;1&quot;);  IF(ISBLANK([.F32]);&quot;0&quot;;&quot;1&quot;);  IF(ISBLANK([.G32]);&quot;0&quot;;&quot;1&quot;);  IF(ISBLANK([.H32]);&quot;0&quot;;&quot;1&quot;);  IF(ISBLANK([.I32]);&quot;0&quot;;&quot;1&quot;);  IF(ISBLANK([.J32]);&quot;0&quot;;&quot;1&quot;))" office:value-type="string" office:string-value="01001000" calcext:value-type="string">
            <text:p>01001000</text:p>
          </table:table-cell>
          <table:table-cell/>
          <table:table-cell office:value-type="string" calcext:value-type="string">
            <text:p>0b</text:p>
          </table:table-cell>
          <table:table-cell table:formula="of:=[.K24]" office:value-type="string" office:string-value="00000000" calcext:value-type="string">
            <text:p>00000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y</text:p>
          </table:table-cell>
          <table:table-cell/>
          <table:table-cell table:formula="of:=COM.MICROSOFT.CONCAT([.M32:.Q32])" office:value-type="string" office:string-value="0b00000000,//y" calcext:value-type="string">
            <text:p>0b00000000,//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b</text:p>
          </table:table-cell>
          <table:table-cell table:formula="of:=[.K27]" office:value-type="string" office:string-value="00011000" calcext:value-type="string">
            <text:p>000110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z</text:p>
          </table:table-cell>
          <table:table-cell/>
          <table:table-cell table:formula="of:=COM.MICROSOFT.CONCAT([.M33:.Q33])" office:value-type="string" office:string-value="0b00011000,//z" calcext:value-type="string">
            <text:p>0b00011000,//z</text:p>
          </table:table-cell>
        </table:table-row>
        <table:table-row table:style-name="ro1" table:number-rows-repeated="104854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7:40:45.0259913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7:23:12.717491172</meta:creation-date>
    <dc:date>2022-03-31T19:55:48.627817759</dc:date>
    <meta:editing-duration>PT1H40M38S</meta:editing-duration>
    <meta:editing-cycles>43</meta:editing-cycles>
    <meta:generator>LibreOffice/7.3.1.3$Linux_X86_64 LibreOffice_project/30$Build-3</meta:generator>
    <meta:document-statistic meta:table-count="1" meta:cell-count="262" meta:object-count="0"/>
  </office:meta>
</office:document-meta>
</file>